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paragraph-rsid="0016dd09"/>
    </style:style>
    <style:style style:name="P2" style:family="paragraph" style:parent-style-name="Standard">
      <style:paragraph-properties fo:text-align="justify" style:justify-single-word="false"/>
      <style:text-properties officeooo:paragraph-rsid="0016dd09"/>
    </style:style>
    <style:style style:name="P3" style:family="paragraph" style:parent-style-name="Standard">
      <style:paragraph-properties fo:text-align="justify" style:justify-single-word="false"/>
      <style:text-properties officeooo:paragraph-rsid="0018cc3b"/>
    </style:style>
    <style:style style:name="P4" style:family="paragraph" style:parent-style-name="Standard">
      <style:paragraph-properties fo:text-align="justify" style:justify-single-word="false"/>
      <style:text-properties officeooo:paragraph-rsid="001aa7c0"/>
    </style:style>
    <style:style style:name="P5" style:family="paragraph" style:parent-style-name="Standard">
      <style:text-properties style:font-name="Ubuntu" officeooo:paragraph-rsid="00144111"/>
    </style:style>
    <style:style style:name="P6" style:family="paragraph" style:parent-style-name="Standard">
      <style:paragraph-properties fo:text-align="justify" style:justify-single-word="false"/>
      <style:text-properties style:font-name="Ubuntu" officeooo:paragraph-rsid="00144111"/>
    </style:style>
    <style:style style:name="P7" style:family="paragraph" style:parent-style-name="Standard">
      <style:paragraph-properties fo:text-align="justify" style:justify-single-word="false"/>
      <style:text-properties style:font-name="Ubuntu" officeooo:paragraph-rsid="0016189a"/>
    </style:style>
    <style:style style:name="P8" style:family="paragraph" style:parent-style-name="Standard">
      <style:paragraph-properties fo:text-align="justify" style:justify-single-word="false"/>
      <style:text-properties style:font-name="Ubuntu" officeooo:paragraph-rsid="0016dd09"/>
    </style:style>
    <style:style style:name="P9" style:family="paragraph" style:parent-style-name="Footer">
      <style:paragraph-properties fo:text-align="center" style:justify-single-word="false"/>
      <style:text-properties style:font-name="Ubuntu" fo:font-size="10pt" officeooo:paragraph-rsid="0016189a" style:font-size-asian="10pt" style:font-size-complex="10pt"/>
    </style:style>
    <style:style style:name="T1" style:family="text">
      <style:text-properties officeooo:rsid="00144111"/>
    </style:style>
    <style:style style:name="T2" style:family="text">
      <style:text-properties officeooo:rsid="00147642"/>
    </style:style>
    <style:style style:name="T3" style:family="text">
      <style:text-properties officeooo:rsid="0016189a"/>
    </style:style>
    <style:style style:name="T4" style:family="text">
      <style:text-properties officeooo:rsid="0016dd09"/>
    </style:style>
    <style:style style:name="T5" style:family="text">
      <style:text-properties style:font-name="Ubuntu" officeooo:rsid="0016dd09"/>
    </style:style>
    <style:style style:name="T6" style:family="text">
      <style:text-properties style:font-name="Ubuntu" officeooo:rsid="0018cc3b"/>
    </style:style>
    <style:style style:name="T7" style:family="text">
      <style:text-properties style:font-name="Ubuntu" officeooo:rsid="001aa7c0"/>
    </style:style>
    <style:style style:name="T8" style:family="text">
      <style:text-properties officeooo:rsid="001757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JET MORSE – LPSIL GL</text:span></text:p>
      <text:p text:style-name="P5"><text:span text:style-name="T1">Kévin MASCHTALER – Pascal CHEVALLOT</text:span></text:p>
      <text:p text:style-name="P5"><text:span text:style-name="T1"/></text:p>
      <text:p text:style-name="P6"><text:span text:style-name="T1">Le but de ce projet est de traduire un fichier texte en un fichier Morse et inversement. Il est vivement recommandé de décomposer le projet en plusieurs parties :</text:span></text:p>
      <text:p text:style-name="P6"><text:span text:style-name="T1">- les fonctions de base,</text:span></text:p>
      <text:p text:style-name="P6"><text:span text:style-name="T1">- les fonctions de haut niveau</text:span></text:p>
      <text:p text:style-name="P6"><text:span text:style-name="T1">- et enfin l’application.</text:span></text:p>
      <text:p text:style-name="P6"><text:span text:style-name="T1"/></text:p>
      <text:p text:style-name="P6"><text:span text:style-name="T1">Le projet doit entre autres :</text:span></text:p>
      <text:p text:style-name="P6"><text:span text:style-name="T1">1. Construire une liste de conversions à partir d’un fichier qui contient le code Morse.</text:span></text:p>
      <text:p text:style-name="P6"><text:span text:style-name="T1">Une conversion est une structure qui contient la lettre et son code Morse.</text:span></text:p>
      <text:p text:style-name="P6"><text:span text:style-name="T1">2. Effectuer des opérations de base sur cette liste de conversions,</text:span></text:p>
      <text:p text:style-name="P6"><text:span text:style-name="T1">3. Ef</text:span><text:span text:style-name="T2">f</text:span><text:span text:style-name="T1">ectuer des opérations de haut niveau telles que : l’insertion d’un code, la suppression</text:span></text:p>
      <text:p text:style-name="P6"><text:span text:style-name="T1">d’un code, la recherche d’un code dans une liste,....etc.</text:span></text:p>
      <text:p text:style-name="P6"><text:span text:style-name="T1">4. Traduire un fichier texte en un fichier Morse et inversement, traduire un fichier Morse</text:span></text:p>
      <text:p text:style-name="P6"><text:span text:style-name="T1">en un fichier texte en utilisant la liste de conversions.</text:span></text:p>
      <text:p text:style-name="P6"><text:span text:style-name="T1">Extension : utiliser une interface graphique pour gérer la traduction.</text:span></text:p>
      <text:p text:style-name="P6"><text:span text:style-name="T1"/></text:p>
      <text:p text:style-name="P7"><text:span text:style-name="T3">Plan de travail :</text:span></text:p>
      <text:p text:style-name="P8"><text:span text:style-name="T3">- </text:span><text:span text:style-name="T4">1 classe </text:span><text:span text:style-name="T8">'Morse' </text:span><text:span text:style-name="T4">avec :</text:span></text:p>
      <text:list xml:id="list1120448414892949408" text:style-name="L1">
        <text:list-item>
          <text:p text:style-name="P1"><text:span text:style-name="T5">table de conversions « lettre ↔ morse » = solution à définir : tableau ? Java.util.ArrayList ?</text:span></text:p>
        </text:list-item>
        <text:list-item>
          <text:p text:style-name="P1"><text:span text:style-name="T5">Fonctions de base : ajouter, retirer une ligne dans le dictionnaire de conversions ; trouver les correspondances entre les deux langues.</text:span></text:p>
        </text:list-item>
      </text:list>
      <text:p text:style-name="P2"><text:span text:style-name="T5"/></text:p>
      <text:p text:style-name="P3"><text:span text:style-name="T6">- 1 application console 'convertisseurMorse' où l'utilisateur saisira le texte à traduire.</text:span></text:p>
      <text:p text:style-name="P4"><text:span text:style-name="T7">- 1 application graphique 'convertisseurGraphiqueMorse' de type 'Google Translate'.</text:span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fo:font-size="10pt" officeooo:paragraph-rsid="0016189a" style:font-size-asian="10pt" style:font-size-complex="10pt"/>
    </style:style>
    <style:style style:name="MT1" style:family="text">
      <style:text-properties officeooo:rsid="001618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Licence Professionnelle SIL Génie Logiciel – Kévin Maschtaler – Pascal Chevallot - </text:span><text:span text:style-name="MT1"><text:date style:data-style-name="N37" text:date-value="2013-10-17T17:30:12.99" text:fixed="true">17/10/13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6:46:10</meta:creation-date>
    <dc:date>2013-10-17T18:09:38</dc:date>
    <meta:editing-duration>PT1H8M18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22" meta:word-count="238" meta:character-count="1462" meta:non-whitespace-character-count="1244"/>
  </office:meta>
</office:document-meta>
</file>